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paragraph-properties fo:text-align="start" style:justify-single-word="false"/>
      <style:text-properties fo:language="fr" fo:country="FR" officeooo:rsid="0003a85c" officeooo:paragraph-rsid="0003a85c"/>
    </style:style>
    <style:style style:name="P3" style:family="paragraph" style:parent-style-name="Text_20_body">
      <style:text-properties officeooo:rsid="00070771" officeooo:paragraph-rsid="00070771"/>
    </style:style>
    <style:style style:name="P4" style:family="paragraph" style:parent-style-name="Text_20_body">
      <style:text-properties officeooo:rsid="000a100a" officeooo:paragraph-rsid="000a100a"/>
    </style:style>
    <style:style style:name="P5" style:family="paragraph" style:parent-style-name="Text_20_body">
      <style:text-properties officeooo:rsid="000df286" officeooo:paragraph-rsid="000df286"/>
    </style:style>
    <style:style style:name="P6" style:family="paragraph" style:parent-style-name="Text_20_body">
      <style:text-properties officeooo:rsid="0010913b" officeooo:paragraph-rsid="0010913b"/>
    </style:style>
    <style:style style:name="P7" style:family="paragraph" style:parent-style-name="Text_20_body">
      <style:text-properties officeooo:rsid="0011c900" officeooo:paragraph-rsid="0011c900"/>
    </style:style>
    <style:style style:name="P8" style:family="paragraph" style:parent-style-name="Text_20_body">
      <style:text-properties fo:font-weight="bold" officeooo:rsid="0011c900" officeooo:paragraph-rsid="0011c900" style:font-weight-asian="bold" style:font-weight-complex="bold"/>
    </style:style>
    <style:style style:name="P9" style:family="paragraph" style:parent-style-name="Text_20_body">
      <style:text-properties fo:font-weight="bold" officeooo:rsid="001d4e4b" officeooo:paragraph-rsid="001d4e4b" style:font-weight-asian="bold" style:font-weight-complex="bold"/>
    </style:style>
    <style:style style:name="P10" style:family="paragraph" style:parent-style-name="Text_20_body">
      <style:text-properties fo:font-weight="normal" officeooo:rsid="00129a21" officeooo:paragraph-rsid="00129a21" style:font-weight-asian="normal" style:font-weight-complex="normal"/>
    </style:style>
    <style:style style:name="P11" style:family="paragraph" style:parent-style-name="Text_20_body">
      <style:text-properties fo:font-weight="normal" officeooo:rsid="0019fe57" officeooo:paragraph-rsid="0019fe57" style:font-weight-asian="normal" style:font-weight-complex="normal"/>
    </style:style>
    <style:style style:name="P12" style:family="paragraph" style:parent-style-name="Text_20_body">
      <style:text-properties fo:font-weight="normal" officeooo:rsid="001cb435" officeooo:paragraph-rsid="001cb435" style:font-weight-asian="normal" style:font-weight-complex="normal"/>
    </style:style>
    <style:style style:name="P13" style:family="paragraph" style:parent-style-name="Text_20_body">
      <style:text-properties fo:font-weight="normal" officeooo:rsid="001d4e4b" officeooo:paragraph-rsid="001d4e4b" style:font-weight-asian="normal" style:font-weight-complex="normal"/>
    </style:style>
    <style:style style:name="P14" style:family="paragraph" style:parent-style-name="Text_20_body">
      <style:text-properties fo:font-weight="normal" officeooo:rsid="0021e171" officeooo:paragraph-rsid="0021e171" style:font-weight-asian="normal" style:font-weight-complex="normal"/>
    </style:style>
    <style:style style:name="P15" style:family="paragraph" style:parent-style-name="Text_20_body">
      <style:text-properties officeooo:paragraph-rsid="0021e171"/>
    </style:style>
    <style:style style:name="P16" style:family="paragraph" style:parent-style-name="Text_20_body">
      <style:text-properties officeooo:rsid="0028d8eb" officeooo:paragraph-rsid="0028d8eb"/>
    </style:style>
    <style:style style:name="P17" style:family="paragraph" style:parent-style-name="Heading_20_1">
      <style:paragraph-properties fo:text-align="center" style:justify-single-word="false"/>
      <style:text-properties fo:language="fr" fo:country="FR"/>
    </style:style>
    <style:style style:name="P18" style:family="paragraph" style:parent-style-name="Text_20_body" style:list-style-name="L1">
      <style:paragraph-properties fo:text-align="start" style:justify-single-word="false"/>
      <style:text-properties fo:language="fr" fo:country="FR" officeooo:rsid="0001f347" officeooo:paragraph-rsid="0001f347"/>
    </style:style>
    <style:style style:name="P19" style:family="paragraph" style:parent-style-name="Text_20_body" style:list-style-name="L1">
      <style:paragraph-properties fo:text-align="start" style:justify-single-word="false"/>
      <style:text-properties fo:language="fr" fo:country="FR" officeooo:rsid="0003a85c" officeooo:paragraph-rsid="0003a85c"/>
    </style:style>
    <style:style style:name="P20" style:family="paragraph" style:parent-style-name="Text_20_body" style:list-style-name="L2">
      <style:paragraph-properties fo:text-align="start" style:justify-single-word="false"/>
      <style:text-properties fo:language="fr" fo:country="FR" officeooo:rsid="0003a85c" officeooo:paragraph-rsid="0003a85c"/>
    </style:style>
    <style:style style:name="P21" style:family="paragraph" style:parent-style-name="Text_20_body" style:list-style-name="L3">
      <style:paragraph-properties fo:text-align="start" style:justify-single-word="false"/>
      <style:text-properties fo:language="fr" fo:country="FR" officeooo:rsid="0005ae16" officeooo:paragraph-rsid="0005ae16"/>
    </style:style>
    <style:style style:name="P22" style:family="paragraph" style:parent-style-name="Text_20_body" style:list-style-name="L4">
      <style:text-properties officeooo:rsid="0008d08b" officeooo:paragraph-rsid="0008d08b"/>
    </style:style>
    <style:style style:name="P23" style:family="paragraph" style:parent-style-name="Text_20_body" style:list-style-name="L4">
      <style:text-properties officeooo:rsid="0009c7bf" officeooo:paragraph-rsid="0009c7bf"/>
    </style:style>
    <style:style style:name="P24" style:family="paragraph" style:parent-style-name="Text_20_body" style:list-style-name="L4">
      <style:text-properties officeooo:rsid="000d897b" officeooo:paragraph-rsid="000d897b"/>
    </style:style>
    <style:style style:name="P25" style:family="paragraph" style:parent-style-name="Text_20_body" style:list-style-name="L4">
      <style:text-properties officeooo:rsid="000a100a" officeooo:paragraph-rsid="000a100a"/>
    </style:style>
    <style:style style:name="P26" style:family="paragraph" style:parent-style-name="Text_20_body" style:list-style-name="L5">
      <style:text-properties officeooo:rsid="000df286" officeooo:paragraph-rsid="000df286"/>
    </style:style>
    <style:style style:name="P27" style:family="paragraph" style:parent-style-name="Text_20_body" style:list-style-name="L5">
      <style:text-properties officeooo:rsid="000f0134" officeooo:paragraph-rsid="000f0134"/>
    </style:style>
    <style:style style:name="P28" style:family="paragraph" style:parent-style-name="Text_20_body" style:list-style-name="L5">
      <style:text-properties officeooo:rsid="0010877d" officeooo:paragraph-rsid="0010877d"/>
    </style:style>
    <style:style style:name="P29" style:family="paragraph" style:parent-style-name="Text_20_body" style:list-style-name="L5">
      <style:text-properties officeooo:rsid="0010913b" officeooo:paragraph-rsid="0010913b"/>
    </style:style>
    <style:style style:name="P30" style:family="paragraph" style:parent-style-name="Text_20_body" style:list-style-name="L6">
      <style:text-properties fo:font-weight="normal" officeooo:rsid="00129a21" officeooo:paragraph-rsid="00129a21" style:font-weight-asian="normal" style:font-weight-complex="normal"/>
    </style:style>
    <style:style style:name="P31" style:family="paragraph" style:parent-style-name="Text_20_body" style:list-style-name="L7">
      <style:text-properties fo:font-weight="normal" officeooo:rsid="0012addd" officeooo:paragraph-rsid="0012addd" style:font-weight-asian="normal" style:font-weight-complex="normal"/>
    </style:style>
    <style:style style:name="P32" style:family="paragraph" style:parent-style-name="Text_20_body" style:list-style-name="L7">
      <style:text-properties fo:font-weight="normal" officeooo:rsid="001622cc" officeooo:paragraph-rsid="001622cc" style:font-weight-asian="normal" style:font-weight-complex="normal"/>
    </style:style>
    <style:style style:name="P33" style:family="paragraph" style:parent-style-name="Text_20_body" style:list-style-name="L7">
      <style:text-properties fo:font-weight="normal" officeooo:rsid="0016b89b" officeooo:paragraph-rsid="0016b89b" style:font-weight-asian="normal" style:font-weight-complex="normal"/>
    </style:style>
    <style:style style:name="P34" style:family="paragraph" style:parent-style-name="Text_20_body" style:list-style-name="L7">
      <style:text-properties fo:font-weight="normal" officeooo:rsid="00182a9b" officeooo:paragraph-rsid="00182a9b" style:font-weight-asian="normal" style:font-weight-complex="normal"/>
    </style:style>
    <style:style style:name="P35" style:family="paragraph" style:parent-style-name="Text_20_body" style:list-style-name="L7">
      <style:text-properties fo:font-weight="normal" officeooo:rsid="0019fe57" officeooo:paragraph-rsid="0019fe57" style:font-weight-asian="normal" style:font-weight-complex="normal"/>
    </style:style>
    <style:style style:name="P36" style:family="paragraph" style:parent-style-name="Text_20_body" style:list-style-name="L8">
      <style:text-properties fo:font-weight="normal" officeooo:rsid="001b14c3" officeooo:paragraph-rsid="001b14c3" style:font-weight-asian="normal" style:font-weight-complex="normal"/>
    </style:style>
    <style:style style:name="P37" style:family="paragraph" style:parent-style-name="Text_20_body" style:list-style-name="L8">
      <style:text-properties fo:font-weight="normal" officeooo:rsid="001b47d3" officeooo:paragraph-rsid="001b47d3" style:font-weight-asian="normal" style:font-weight-complex="normal"/>
    </style:style>
    <style:style style:name="P38" style:family="paragraph" style:parent-style-name="Text_20_body" style:list-style-name="L8">
      <style:text-properties fo:font-weight="normal" officeooo:rsid="001c7737" officeooo:paragraph-rsid="001c7737" style:font-weight-asian="normal" style:font-weight-complex="normal"/>
    </style:style>
    <style:style style:name="P39" style:family="paragraph" style:parent-style-name="Text_20_body" style:list-style-name="L8">
      <style:text-properties fo:font-weight="normal" officeooo:rsid="001cb435" officeooo:paragraph-rsid="001cb435" style:font-weight-asian="normal" style:font-weight-complex="normal"/>
    </style:style>
    <style:style style:name="P40" style:family="paragraph" style:parent-style-name="Text_20_body" style:list-style-name="L9">
      <style:text-properties fo:font-weight="normal" officeooo:rsid="001d4e4b" officeooo:paragraph-rsid="001d4e4b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1f1e40" officeooo:paragraph-rsid="001f5b80" style:font-weight-asian="normal" style:font-weight-complex="normal"/>
    </style:style>
    <style:style style:name="P42" style:family="paragraph" style:parent-style-name="Text_20_body">
      <style:text-properties fo:font-weight="normal" officeooo:rsid="001f5b80" officeooo:paragraph-rsid="001f5b80" style:font-weight-asian="normal" style:font-weight-complex="normal"/>
    </style:style>
    <style:style style:name="P43" style:family="paragraph" style:parent-style-name="Text_20_body" style:list-style-name="L11">
      <style:text-properties fo:font-weight="normal" officeooo:rsid="00228f64" officeooo:paragraph-rsid="00228f64" style:font-weight-asian="normal" style:font-weight-complex="normal"/>
    </style:style>
    <style:style style:name="P44" style:family="paragraph" style:parent-style-name="Text_20_body" style:list-style-name="L11">
      <style:text-properties fo:font-weight="normal" officeooo:rsid="00228f64" officeooo:paragraph-rsid="0023ec9e" style:font-weight-asian="normal" style:font-weight-complex="normal"/>
    </style:style>
    <style:style style:name="P45" style:family="paragraph" style:parent-style-name="Text_20_body" style:list-style-name="L11">
      <style:text-properties fo:font-weight="normal" officeooo:rsid="0023ec9e" officeooo:paragraph-rsid="0023ec9e" style:font-weight-asian="normal" style:font-weight-complex="normal"/>
    </style:style>
    <style:style style:name="P46" style:family="paragraph" style:parent-style-name="Text_20_body">
      <style:text-properties fo:font-weight="normal" officeooo:rsid="0023ec9e" officeooo:paragraph-rsid="0023ec9e" style:font-weight-asian="normal" style:font-weight-complex="normal"/>
    </style:style>
    <style:style style:name="P47" style:family="paragraph" style:parent-style-name="Text_20_body" style:list-style-name="L12">
      <style:text-properties fo:font-weight="normal" officeooo:rsid="0023ec9e" officeooo:paragraph-rsid="0023ec9e" style:font-weight-asian="normal" style:font-weight-complex="normal"/>
    </style:style>
    <style:style style:name="P48" style:family="paragraph" style:parent-style-name="Text_20_body">
      <style:text-properties fo:font-weight="normal" officeooo:rsid="002680e4" officeooo:paragraph-rsid="002680e4" style:font-weight-asian="normal" style:font-weight-complex="normal"/>
    </style:style>
    <style:style style:name="P49" style:family="paragraph" style:parent-style-name="Text_20_body" style:list-style-name="L10">
      <style:text-properties officeooo:paragraph-rsid="001f5b80"/>
    </style:style>
    <style:style style:name="P50" style:family="paragraph" style:parent-style-name="Text_20_body" style:list-style-name="L10">
      <style:text-properties officeooo:rsid="001f5b80" officeooo:paragraph-rsid="001f5b80"/>
    </style:style>
    <style:style style:name="P51" style:family="paragraph" style:parent-style-name="Text_20_body" style:list-style-name="L11">
      <style:text-properties officeooo:rsid="00228f64" officeooo:paragraph-rsid="00228f64"/>
    </style:style>
    <style:style style:name="P52" style:family="paragraph" style:parent-style-name="Text_20_body" style:list-style-name="L11">
      <style:text-properties officeooo:rsid="0023ec9e" officeooo:paragraph-rsid="0023ec9e"/>
    </style:style>
    <style:style style:name="P53" style:family="paragraph" style:parent-style-name="Text_20_body" style:list-style-name="L11">
      <style:text-properties officeooo:rsid="002a31c7" officeooo:paragraph-rsid="002a31c7"/>
    </style:style>
    <style:style style:name="P54" style:family="paragraph" style:parent-style-name="Text_20_body" style:list-style-name="L13">
      <style:text-properties officeooo:rsid="002717f6" officeooo:paragraph-rsid="002717f6"/>
    </style:style>
    <style:style style:name="P55" style:family="paragraph" style:parent-style-name="Text_20_body">
      <style:text-properties officeooo:rsid="002717f6" officeooo:paragraph-rsid="002717f6"/>
    </style:style>
    <style:style style:name="P56" style:family="paragraph" style:parent-style-name="Text_20_body">
      <style:text-properties officeooo:rsid="002bf50a" officeooo:paragraph-rsid="002bf50a"/>
    </style:style>
    <style:style style:name="P57" style:family="paragraph" style:parent-style-name="Text_20_body">
      <style:text-properties officeooo:paragraph-rsid="002bf50a"/>
    </style:style>
    <style:style style:name="P58" style:family="paragraph" style:parent-style-name="Text_20_body">
      <style:text-properties officeooo:rsid="002d3693" officeooo:paragraph-rsid="002d3693"/>
    </style:style>
    <style:style style:name="P59" style:family="paragraph" style:parent-style-name="Text_20_body">
      <style:text-properties officeooo:rsid="002ebe1a" officeooo:paragraph-rsid="002ebe1a"/>
    </style:style>
    <style:style style:name="T1" style:family="text">
      <style:text-properties officeooo:rsid="0003a85c"/>
    </style:style>
    <style:style style:name="T2" style:family="text">
      <style:text-properties officeooo:rsid="000bbae2"/>
    </style:style>
    <style:style style:name="T3" style:family="text">
      <style:text-properties officeooo:rsid="0010d3a8"/>
    </style:style>
    <style:style style:name="T4" style:family="text">
      <style:text-properties officeooo:rsid="00137b58"/>
    </style:style>
    <style:style style:name="T5" style:family="text">
      <style:text-properties officeooo:rsid="001540c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5b80" style:font-weight-asian="normal" style:font-weight-complex="normal"/>
    </style:style>
    <style:style style:name="T8" style:family="text">
      <style:text-properties fo:font-weight="normal" officeooo:rsid="001f1e40" style:font-weight-asian="normal" style:font-weight-complex="normal"/>
    </style:style>
    <style:style style:name="T9" style:family="text">
      <style:text-properties fo:font-weight="normal" officeooo:rsid="00228f64" style:font-weight-asian="normal" style:font-weight-complex="normal"/>
    </style:style>
    <style:style style:name="T10" style:family="text">
      <style:text-properties fo:font-weight="normal" officeooo:rsid="0021e171" style:font-weight-asian="normal" style:font-weight-complex="normal"/>
    </style:style>
    <style:style style:name="T11" style:family="text">
      <style:text-properties fo:font-weight="normal" officeooo:rsid="002a31c7" style:font-weight-asian="normal" style:font-weight-complex="normal"/>
    </style:style>
    <style:style style:name="T12" style:family="text">
      <style:text-properties fo:font-weight="normal" officeooo:rsid="002babf3" style:font-weight-asian="normal" style:font-weight-complex="normal"/>
    </style:style>
    <style:style style:name="T13" style:family="text">
      <style:text-properties fo:font-weight="normal" officeooo:rsid="002bf50a" style:font-weight-asian="normal" style:font-weight-complex="normal"/>
    </style:style>
    <style:style style:name="T14" style:family="text">
      <style:text-properties fo:font-weight="normal" officeooo:rsid="002c5ce6" style:font-weight-asian="normal" style:font-weight-complex="normal"/>
    </style:style>
    <style:style style:name="T15" style:family="text">
      <style:text-properties fo:font-weight="normal" officeooo:rsid="002ebe1a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3ec9e" style:font-weight-asian="bold" style:font-weight-complex="bold"/>
    </style:style>
    <style:style style:name="T18" style:family="text">
      <style:text-properties officeooo:rsid="00228f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Com Orale: <text:tab/>Animation de réunion</text:h>
      <text:p text:style-name="P1"/>
      <text:p text:style-name="Subtitle">Différents types de réunion:</text:p>
      <text:list xml:id="list2267590818" text:style-name="L1">
        <text:list-item>
          <text:p text:style-name="P18">Information (transmettre/obtenir des infos)</text:p>
        </text:list-item>
        <text:list-item>
          <text:p text:style-name="P18">Résolution de problèmes (trouver solutions à un problème) </text:p>
        </text:list-item>
        <text:list-item>
          <text:p text:style-name="P18">Négociation (négocier points sensibles pour trouver un accord)</text:p>
        </text:list-item>
        <text:list-item>
          <text:p text:style-name="P18">Prise de décisions (décisions colectives, discutter avantages et inconvénients des solutions possibles)</text:p>
        </text:list-item>
        <text:list-item>
          <text:p text:style-name="P18">Débat (faire évoluter les idées de chacun, <text:span text:style-name="T1">synthèse à chaud</text:span>)</text:p>
        </text:list-item>
        <text:list-item>
          <text:p text:style-name="P19">Régulation (améliorer efficacité et cohésion du groupe)</text:p>
        </text:list-item>
      </text:list>
      <text:p text:style-name="P2"/>
      <text:p text:style-name="Subtitle">Réussir une réunion </text:p>
      <text:list xml:id="list683414409" text:style-name="L2">
        <text:list-item>
          <text:p text:style-name="P20">Objectif clair</text:p>
        </text:list-item>
        <text:list-item>
          <text:p text:style-name="P20">Garder le fil directeur</text:p>
        </text:list-item>
        <text:list-item>
          <text:p text:style-name="P20">Sujet annexe abordé ? → reporter à une autre réunion / revoir l’agenda et revoir les priorités</text:p>
        </text:list-item>
      </text:list>
      <text:p text:style-name="P2"/>
      <text:p text:style-name="Subtitle">Structurer sa réunion</text:p>
      <text:p text:style-name="P2">Structurer le fond, la formet et son comportement</text:p>
      <text:p text:style-name="P2">Se fixer des objectifs à atteindre</text:p>
      <text:p text:style-name="P2">Choisir le temps à allouer (horaire) max 1h30, attribuer une durée à chacun des points</text:p>
      <text:p text:style-name="P2">Définir un ordre du jour (clair, précis)</text:p>
      <text:p text:style-name="P2">Point importants au début de la réunions</text:p>
      <text:p text:style-name="P2">Prévenir les participants du thème à l’avance</text:p>
      <text:p text:style-name="P2"/>
      <text:p text:style-name="Subtitle">Travail de groupe </text:p>
      <text:list xml:id="list4181212756" text:style-name="L3">
        <text:list-item>
          <text:p text:style-name="P21">5-7 productif et efficace</text:p>
        </text:list-item>
        <text:list-item>
          <text:p text:style-name="P21">6-15 recueillir idées et sugestions</text:p>
        </text:list-item>
        <text:list-item>
          <text:p text:style-name="P21">+15 donner et recevoir information</text:p>
        </text:list-item>
      </text:list>
      <text:p text:style-name="Subtitle"><text:soft-page-break/>La logistique</text:p>
      <text:p text:style-name="P3">Faire attention aux contraintes des différents participants</text:p>
      <text:list xml:id="list3899264425" text:style-name="L4">
        <text:list-item>
          <text:p text:style-name="P22">Prévoir une invitations </text:p>
        </text:list-item>
        <text:list-item>
          <text:p text:style-name="P22">Choisir la salle</text:p>
        </text:list-item>
        <text:list-item>
          <text:p text:style-name="P22">Installer la configuration</text:p>
        </text:list-item>
        <text:list-item>
          <text:p text:style-name="P22">Réserver le matériel</text:p>
        </text:list-item>
        <text:list-item>
          <text:p text:style-name="P22">Préparation personnelle (élément s d’infos, support, dossier préparatoire) <text:span text:style-name="T2">= se mettre en condition</text:span></text:p>
        </text:list-item>
        <text:list-item>
          <text:p text:style-name="P23">Se renseigner sur le public</text:p>
        </text:list-item>
        <text:list-item>
          <text:p text:style-name="P22">Préparer les moyens (étapes, ressources)</text:p>
        </text:list-item>
        <text:list-item>
          <text:p text:style-name="P24">Préparer les règles au début de la réunion, inclure des petites synthèses</text:p>
        </text:list-item>
        <text:list-item>
          <text:p text:style-name="P22">Décomposer le sujet en phases</text:p>
        </text:list-item>
        <text:list-item>
          <text:p text:style-name="P22">Exemples/ aides visuelles</text:p>
        </text:list-item>
        <text:list-item>
          <text:p text:style-name="P22">Prévoir les réponses aux objections</text:p>
        </text:list-item>
        <text:list-item>
          <text:p text:style-name="P25">Préparer la conclusion</text:p>
        </text:list-item>
      </text:list>
      <text:p text:style-name="P4"/>
      <text:p text:style-name="P4"/>
      <text:p text:style-name="P5">Piloter sa réunion</text:p>
      <text:list xml:id="list4129269622" text:style-name="L5">
        <text:list-item>
          <text:p text:style-name="P26">Soigner son intro</text:p>
        </text:list-item>
        <text:list-item>
          <text:p text:style-name="P26">Mettre le groupe en moubement</text:p>
        </text:list-item>
        <text:list-item>
          <text:p text:style-name="P26">Impliquer les participants</text:p>
        </text:list-item>
        <text:list-item>
          <text:p text:style-name="P26">Favoriser l’expression de chacun</text:p>
        </text:list-item>
        <text:list-item>
          <text:p text:style-name="P26">Gérer les objectons et oppositions</text:p>
        </text:list-item>
        <text:list-item>
          <text:p text:style-name="P27">Cadrer la réunion</text:p>
        </text:list-item>
        <text:list-item>
          <text:p text:style-name="P28">Obtenir l’engagement</text:p>
        </text:list-item>
        <text:list-item>
          <text:p text:style-name="P28">Définir le plan d’action</text:p>
        </text:list-item>
        <text:list-item>
          <text:p text:style-name="P28">Anticiper les suivi </text:p>
        </text:list-item>
        <text:list-item>
          <text:p text:style-name="P29">Diffuser le compte rendu dans les 24/48h <text:span text:style-name="T3">(éléments différents d’une couleur différente)</text:span></text:p>
        </text:list-item>
      </text:list>
      <text:p text:style-name="P6"/>
      <text:p text:style-name="P7"/>
      <text:p text:style-name="P8"><text:soft-page-break/>Mental = Clareté, respecter timig</text:p>
      <text:p text:style-name="P8">Emotionnel = faire participer</text:p>
      <text:p text:style-name="P8">Corporelle = mettre en action</text:p>
      <text:p text:style-name="P8"/>
      <text:p text:style-name="Subtitle">Réunions à distance</text:p>
      <text:list xml:id="list3592536882" text:style-name="L6">
        <text:list-item>
          <text:p text:style-name="P30">Gérer l’organisation matérielle</text:p>
        </text:list-item>
        <text:list-item>
          <text:p text:style-name="P30">Définir les règles du jeu</text:p>
        </text:list-item>
        <text:list-item>
          <text:p text:style-name="P30">Co-produire</text:p>
        </text:list-item>
      </text:list>
      <text:p text:style-name="P10"/>
      <text:p text:style-name="Subtitle">Technique<text:span text:style-name="T4">s</text:span> d’an<text:span text:style-name="T5">i</text:span>mation de réunions</text:p>
      <text:list xml:id="list3422363290" text:style-name="L7">
        <text:list-item>
          <text:p text:style-name="P31">S’appuyer sur des faits</text:p>
        </text:list-item>
        <text:list-item>
          <text:p text:style-name="P31">Reformuler les propos de l’autre</text:p>
        </text:list-item>
        <text:list-item>
          <text:p text:style-name="P32">Construire un raisonnnement</text:p>
        </text:list-item>
        <text:list-item>
          <text:p text:style-name="P32">S’adapter à son interlocuteur</text:p>
        </text:list-item>
        <text:list-item>
          <text:p text:style-name="P33">Eviter de polémiquer</text:p>
        </text:list-item>
        <text:list-item>
          <text:p text:style-name="P34">Pas d’attaques personnelles</text:p>
        </text:list-item>
        <text:list-item>
          <text:p text:style-name="P34">Ne pas couper la paroles aux interlocuteurs</text:p>
        </text:list-item>
        <text:list-item>
          <text:p text:style-name="P35">Pas de tensions excessives</text:p>
        </text:list-item>
        <text:list-item>
          <text:p text:style-name="P35">Savoir lacher prise</text:p>
        </text:list-item>
      </text:list>
      <text:p text:style-name="P11"/>
      <text:p text:style-name="Subtitle">Fonction animateur</text:p>
      <text:list xml:id="list1128929666" text:style-name="L8">
        <text:list-item>
          <text:p text:style-name="P36">Distribuer la parole</text:p>
        </text:list-item>
        <text:list-item>
          <text:p text:style-name="P36">Structurer la réunion</text:p>
        </text:list-item>
        <text:list-item>
          <text:p text:style-name="P36">Gérer le timing</text:p>
        </text:list-item>
        <text:list-item>
          <text:p text:style-name="P37">Guider le groupe, surveiller le non verbal</text:p>
        </text:list-item>
        <text:list-item>
          <text:p text:style-name="P38">recentrer sur le sujet</text:p>
        </text:list-item>
        <text:list-item>
          <text:p text:style-name="P39">motive le groupe</text:p>
        </text:list-item>
      </text:list>
      <text:p text:style-name="P12"/>
      <text:p text:style-name="P12"/>
      <text:p text:style-name="P9"><text:soft-page-break/>Aniciper les rôles :</text:p>
      <text:list xml:id="list3560644056" text:style-name="L9">
        <text:list-item>
          <text:p text:style-name="P40">Passif</text:p>
        </text:list-item>
        <text:list-item>
          <text:p text:style-name="P40">Timide silencieux</text:p>
        </text:list-item>
        <text:list-item>
          <text:p text:style-name="P40">Bavard</text:p>
        </text:list-item>
        <text:list-item>
          <text:p text:style-name="P40">Allié</text:p>
        </text:list-item>
        <text:list-item>
          <text:p text:style-name="P40">Méfiant</text:p>
        </text:list-item>
        <text:list-item>
          <text:p text:style-name="P40">Celui qui comprends pas</text:p>
        </text:list-item>
        <text:list-item>
          <text:p text:style-name="P40">Celui qui sait tout</text:p>
        </text:list-item>
        <text:list-item>
          <text:p text:style-name="P40">Celui qui veut le pouvoir</text:p>
        </text:list-item>
        <text:list-item>
          <text:p text:style-name="P40">Contradicteur</text:p>
        </text:list-item>
        <text:list-item>
          <text:p text:style-name="P40">Pinailleur</text:p>
        </text:list-item>
        <text:list-item>
          <text:p text:style-name="P40">Marrant</text:p>
        </text:list-item>
        <text:list-item>
          <text:p text:style-name="P40">Décalé</text:p>
        </text:list-item>
      </text:list>
      <text:p text:style-name="P13"/>
      <text:p text:style-name="Subtitle">Déroulement réunion</text:p>
      <text:list xml:id="list3365799715" text:style-name="L10">
        <text:list-item>
          <text:p text:style-name="P41">Accueil, présentation participants, ordre du jour, remerciement, durée</text:p>
          <text:p text:style-name="P41">(dernier arrivé = compte rendu)</text:p>
        </text:list-item>
        <text:list-item>
          <text:p text:style-name="P49"><text:span text:style-name="T7">S</text:span><text:span text:style-name="T8">’appuyer sur l’ordre du jour, garder un fil rouge, réguler la parole, observer le non verbal</text:span></text:p>
          <text:list>
            <text:list-header>
              <text:p text:style-name="P50"><text:span text:style-name="T8">(</text:span><text:span text:style-name="T6">Debout, Proche du tableau, être proche du groupe, être mobile)</text:span></text:p>
            </text:list-header>
          </text:list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Subtitle"><text:soft-page-break/>Réunion</text:p>
      <text:p text:style-name="P14"><text:span text:style-name="T16">Thème </text:span>: plan de licenciement <text:span text:style-name="T18">(réunion d’information)</text:span></text:p>
      <text:p text:style-name="P15"><text:span text:style-name="T10">Grande entreprise internationnale </text:span><text:span text:style-name="T17">Four moi l’Bide</text:span><text:span text:style-name="T10">, touchée par la Covid, obligé de fermer une de ses pizzeria</text:span></text:p>
      <text:p text:style-name="P16"><text:span text:style-name="T10">L</text:span><text:span text:style-name="T6">ogo cuisto dingo</text:span></text:p>
      <text:p text:style-name="P14"/>
      <text:list xml:id="list137185559" text:style-name="L11">
        <text:list-item>
          <text:p text:style-name="P43">Accueil</text:p>
        </text:list-item>
        <text:list-item>
          <text:p text:style-name="P43">Situation de l’entreprise</text:p>
        </text:list-item>
        <text:list-item>
          <text:p text:style-name="P43">Durée 1/4h</text:p>
        </text:list-item>
        <text:list-item>
          <text:p text:style-name="P43">explication contexte covid</text:p>
        </text:list-item>
        <text:list-item>
          <text:p text:style-name="P51"><text:span text:style-name="T9">p</text:span><text:span text:style-name="T6">erte d’un salarié au niveau français</text:span></text:p>
        </text:list-item>
        <text:list-item>
          <text:p text:style-name="P43">situation financière compliquée, perte de beaucoup d’argent</text:p>
        </text:list-item>
        <text:list-item>
          <text:p text:style-name="P43">fermeture à l’autre bout de la france d’un restaurant majeur (56 salariés)</text:p>
        </text:list-item>
        <text:list-item>
          <text:p text:style-name="P43">Plan de licenciement (70 % de licenciés) </text:p>
        </text:list-item>
        <text:list-item>
          <text:p text:style-name="P44">fermeture du restaurant, 30 % restants ont un poste offert dans un autre </text:p>
          <text:list>
            <text:list-item>
              <text:list>
                <text:list-header>
                  <text:p text:style-name="P45">(mail qui demandera les intéressés)</text:p>
                </text:list-header>
              </text:list>
            </text:list-item>
          </text:list>
        </text:list-item>
        <text:list-item>
          <text:p text:style-name="P43">(s’attendre à des questions du public)</text:p>
        </text:list-item>
        <text:list-item>
          <text:p text:style-name="P45">Compensations financières et réductions</text:p>
        </text:list-item>
        <text:list-item>
          <text:p text:style-name="P53"><text:span text:style-name="T6">RDV tête à tête avec RH pour bila</text:span><text:span text:style-name="T12">n</text:span></text:p>
        </text:list-item>
        <text:list-item>
          <text:p text:style-name="P52"><text:span text:style-name="T6">1 mois pour se préparer </text:span><text:span text:style-name="T12">+ accompagenement RH psychologique</text:span></text:p>
        </text:list-item>
        <text:list-item>
          <text:p text:style-name="P45">(se dédouaner)</text:p>
        </text:list-item>
      </text:list>
      <text:p text:style-name="P46"/>
      <text:p text:style-name="P46">Problèmes possibles :</text:p>
      <text:list xml:id="list777437888" text:style-name="L12">
        <text:list-item>
          <text:p text:style-name="P47">Violence, énervement</text:p>
        </text:list-item>
        <text:list-item>
          <text:p text:style-name="P47">Distribution de la parole</text:p>
        </text:list-item>
        <text:list-item>
          <text:p text:style-name="P47">Discussion</text:p>
        </text:list-item>
      </text:list>
      <text:p text:style-name="P46"/>
      <text:p text:style-name="P48">Solutions :</text:p>
      <text:list xml:id="list1740142202" text:style-name="L13">
        <text:list-item>
          <text:p text:style-name="P54"><text:span text:style-name="T6">Rassurer → Négocié 30 % de poste déplacés, accompagnement pour recherche emplois (certification </text:span><text:span text:style-name="T16">four moi l’bide</text:span><text:span text:style-name="T6">), partenariat avec</text:span><text:span text:style-name="T16"> Uber Eat.</text:span></text:p>
        </text:list-item>
        <text:list-item>
          <text:p text:style-name="P54"><text:soft-page-break/><text:span text:style-name="T6">Garder son calme, </text:span><text:span text:style-name="T11">laisser parler</text:span></text:p>
        </text:list-item>
      </text:list>
      <text:p text:style-name="P55"><text:span text:style-name="T11"/></text:p>
      <text:p text:style-name="P55"><text:span text:style-name="T11"/></text:p>
      <text:p text:style-name="P55"><text:span text:style-name="T11"/></text:p>
      <text:p text:style-name="Subtitle"><text:span text:style-name="T13">É</text:span><text:span text:style-name="T6">valuation Réunion</text:span></text:p>
      <text:p text:style-name="Text_20_body"><text:span text:style-name="T6"/></text:p>
      <text:p text:style-name="P57"><text:span text:style-name="T13">Groupe 1 : Cédric et Sarah</text:span></text:p>
      <text:p text:style-name="P56"><text:span text:style-name="T6">présentation, remerciement, story telling (sœur), énonciation des règles, </text:span><text:span text:style-name="T14">chiffres, distribution parole</text:span></text:p>
      <text:p text:style-name="P56"><text:span text:style-name="T6">pas de transmission de parole </text:span><text:span text:style-name="T14">au début</text:span></text:p>
      <text:p text:style-name="P56"><text:span text:style-name="T14"/></text:p>
      <text:p text:style-name="P58"><text:span text:style-name="T14">G</text:span><text:span text:style-name="T6">roupe 2 : Henri et Quentin</text:span></text:p>
      <text:p text:style-name="P58"><text:span text:style-name="T6">remerciement + teams, ordre du jour clair, rassurants, report, </text:span><text:span text:style-name="T15">rappel de l’ordre de jour,</text:span></text:p>
      <text:p text:style-name="P59"><text:span text:style-name="T6">pas d’</text:span><text:span text:style-name="T15">i</text:span><text:span text:style-name="T6">nterrogation ciblé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5T08:28:35.451037220</meta:creation-date>
    <dc:date>2020-10-09T09:11:36.284025600</dc:date>
    <meta:editing-duration>PT1H33M59S</meta:editing-duration>
    <meta:editing-cycles>38</meta:editing-cycles>
    <meta:generator>LibreOffice/7.0.1.2$Linux_X86_64 LibreOffice_project/00$Build-2</meta:generator>
    <meta:document-statistic meta:table-count="0" meta:image-count="0" meta:object-count="0" meta:page-count="6" meta:paragraph-count="123" meta:word-count="719" meta:character-count="4364" meta:non-whitespace-character-count="3844"/>
  </office:meta>
</office:document-meta>
</file>